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5afe9" officeooo:paragraph-rsid="0015afe9"/>
    </style:style>
    <style:style style:name="P2" style:family="paragraph" style:parent-style-name="Text_20_body">
      <style:paragraph-properties fo:text-align="start" style:justify-single-word="false"/>
      <style:text-properties officeooo:rsid="001756c5" officeooo:paragraph-rsid="001756c5"/>
    </style:style>
    <style:style style:name="P3" style:family="paragraph" style:parent-style-name="Text_20_body">
      <style:paragraph-properties fo:text-align="start" style:justify-single-word="false"/>
      <style:text-properties fo:font-style="italic" officeooo:rsid="001756c5" officeooo:paragraph-rsid="001756c5" style:font-style-asian="italic" style:font-style-complex="italic"/>
    </style:style>
    <style:style style:name="P4" style:family="paragraph" style:parent-style-name="Text_20_body">
      <style:paragraph-properties fo:text-align="start" style:justify-single-word="false"/>
      <style:text-properties fo:font-style="normal" officeooo:rsid="0017ecdc" officeooo:paragraph-rsid="0017ecdc" style:font-style-asian="normal" style:font-style-complex="normal"/>
    </style:style>
    <style:style style:name="P5" style:family="paragraph" style:parent-style-name="Text_20_body">
      <style:paragraph-properties fo:text-align="start" style:justify-single-word="false"/>
      <style:text-properties fo:font-style="normal" officeooo:rsid="0019eac8" officeooo:paragraph-rsid="0019eac8" style:font-style-asian="normal" style:font-style-complex="normal"/>
    </style:style>
    <style:style style:name="P6" style:family="paragraph" style:parent-style-name="Text_20_body">
      <style:paragraph-properties fo:text-align="start" style:justify-single-word="false"/>
      <style:text-properties fo:font-style="normal" officeooo:rsid="001ba35d" officeooo:paragraph-rsid="001ba35d" style:font-style-asian="normal" style:font-style-complex="normal"/>
    </style:style>
    <style:style style:name="P7" style:family="paragraph" style:parent-style-name="Text_20_body">
      <style:paragraph-properties fo:text-align="center" style:justify-single-word="false"/>
      <style:text-properties officeooo:rsid="0019eac8" officeooo:paragraph-rsid="0019eac8"/>
    </style:style>
    <style:style style:name="P8" style:family="paragraph" style:parent-style-name="Text_20_body" style:list-style-name="L1">
      <style:text-properties officeooo:rsid="001ba35d" officeooo:paragraph-rsid="001ba35d"/>
    </style:style>
    <style:style style:name="P9" style:family="paragraph" style:parent-style-name="Text_20_body" style:list-style-name="L1">
      <style:text-properties officeooo:rsid="001bb908" officeooo:paragraph-rsid="001bb908"/>
    </style:style>
    <style:style style:name="P10" style:family="paragraph" style:parent-style-name="Text_20_body" style:list-style-name="L1">
      <style:text-properties officeooo:rsid="001c711a" officeooo:paragraph-rsid="001f421d"/>
    </style:style>
    <style:style style:name="P11" style:family="paragraph" style:parent-style-name="Text_20_body" style:list-style-name="L1">
      <style:text-properties officeooo:rsid="001f421d" officeooo:paragraph-rsid="001f421d"/>
    </style:style>
    <style:style style:name="P12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5afe9"/>
    </style:style>
    <style:style style:name="T2" style:family="text">
      <style:text-properties officeooo:rsid="0017ecdc"/>
    </style:style>
    <style:style style:name="T3" style:family="text">
      <style:text-properties officeooo:rsid="001ad538"/>
    </style:style>
    <style:style style:name="T4" style:family="text">
      <style:text-properties officeooo:rsid="001ba35d"/>
    </style:style>
    <style:style style:name="T5" style:family="text">
      <style:text-properties officeooo:rsid="001bb908"/>
    </style:style>
    <style:style style:name="T6" style:family="text">
      <style:text-properties officeooo:rsid="001c711a"/>
    </style:style>
    <style:style style:name="T7" style:family="text">
      <style:text-properties officeooo:rsid="001d4ac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Ping Pong <text:span text:style-name="T1">2D</text:span></text:h>
      <text:p text:style-name="P7">v. <text:span text:style-name="T3">0</text:span>.0</text:p>
      <text:h text:style-name="P12" text:outline-level="1">Концепт-документ</text:h>
      <text:h text:style-name="Heading_20_2" text:outline-level="2">Введение</text:h>
      <text:p text:style-name="P1">Здесь описывается концепция очень простой игры: Ping Pong 2D (название отражает концепцию игры, возможно название оригинальной игры будет отличаться).</text:p>
      <text:h text:style-name="Heading_20_2" text:outline-level="2">Геймплей</text:h>
      <text:p text:style-name="P2">Геймплей прост: игроку необходимо отбивать шарик, когда он летит в его сторону, с помощью ракетки – прямоугольника, который закреплён на оси Y (может двигаться только вверх-вниз). Второй ракеткой управляет компьютер (возможно в будущем – другой игрок через интернет).</text:p>
      <text:p text:style-name="P3">Примечание</text:p>
      <text:p text:style-name="P3">В настоящее время идея реализации одновременной игры двух игроков <text:span text:style-name="T2">на одном компьютере</text:span> стоит под вопросом: если ракетка управляется мышкой, такой режим технически невозможен; если ракетка управляется кнопками на клавиатуре, это может отразиться на удобстве геймлпея. Следует обдумать детали управления, а также возм<text:span text:style-name="T2">ожно предложить оба режима управления (выбор в настройках).</text:span></text:p>
      <text:p text:style-name="P4">Если кто-либо из игроков пропускает шарик (шарик не ударяется в его ракетку, а пролетает мимо) – его противнику засчитывается очко. Игра продолжается до 11, 21 очка либо до кастомного введённого значения (целое положительное число менее 100). Победителем считается игрок, первый набравший необходимое количество очков.</text:p>
      <text:p text:style-name="P4">В начале раунда шарик случайным образом выбирает одно из четырёх направлений: вверх-влево, вверх-вправо, вниз-вправо, вниз-влево.</text:p>
      <text:p text:style-name="P4">При столкновении с ракеткой или стеной (поле сверху и снизу ограничено стенами) шарик изменяет своё направление на 45 градусов (в соответствии с физическими законами отражения частиц).</text:p>
      <text:p text:style-name="P6">Скорость шарика и ракеток константна. Возможно создание нескольких уровней сложности: когда шарик передвигается медленнее ракток, наравне с ракетками либо быстрее ракеток (возможно для сохранения интереса на всех уровнях сложности шарик будет быстрее ракеток).</text:p>
      <text:p text:style-name="P6">Стратегия AI: в самом простом варианте – минимизировать расстояние по оси Y между центром ракетки и шариком. Возможно в дальнейшем – прогнозирование точки, куда попадёт шарик (но не слишком точно, чтобы компьютерный игрок не был непобедим).</text:p>
      <text:p text:style-name="P5">P. S. Получилось сумбурно, наверняка в будущем стоит переписать.</text:p>
      <text:p text:style-name="P5"><text:soft-page-break/></text:p>
      <text:h text:style-name="Heading_20_2" text:outline-level="2"><text:span text:style-name="T5">План</text:span> <text:span text:style-name="T4">реализации</text:span></text:h>
      <text:list xml:id="list1672665247407781871" text:style-name="L1">
        <text:list-item>
          <text:p text:style-name="P8">Сделать версию игры с обеими ракетками, управляемые одним и тем же манипулятором (кнопками клавиатуры либо мышкой: попробовать оба варианта и выбрать наилучший). На этом этапе должна быть реализована основная механика игры <text:span text:style-name="T7">(в том числе мультиплеер на одном устройстве при наличии технической возможности).</text:span></text:p>
        </text:list-item>
        <text:list-item>
          <text:p text:style-name="P9">Добавление всяческого арта: текстуры для игрового поля, шарика и т. п.</text:p>
        </text:list-item>
        <text:list-item>
          <text:p text:style-name="P9">Окончательная обработка: добавление анимации шарику, добавление звуков удара, музыки. Возможно создание нескольких различных фонов <text:span text:style-name="T6">с возможностью выбора определённого фона игроком.</text:span></text:p>
        </text:list-item>
        <text:list-item>
          <text:p text:style-name="P11">(дополнительно) Возможно добавление различных физических фич: изменение скорости мячика, изменение угла в зависимости от скорости (точки прикосновения?) рактеки и т. п.</text:p>
        </text:list-item>
        <text:list-item>
          <text:p text:style-name="P10">(дополнительно) <text:span text:style-name="T7">Мультиплеер через интернет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3:44:55.116855550</meta:creation-date>
    <dc:date>2016-02-12T15:14:47.460615817</dc:date>
    <meta:editing-duration>PT1H27M49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2" meta:paragraph-count="21" meta:word-count="378" meta:character-count="2836" meta:non-whitespace-character-count="2479"/>
  </office:meta>
</office:document-meta>
</file>